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lands.asuni.es/help/html/Base%20de%20datos%20de%20plantas.htm" text:style-name="Internet_20_link" text:visited-style-name="Visited_20_Internet_20_Link">https://lands.asuni.es/help/html/Base%20de%20datos%20de%20plantas.htm</text:a> 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0-24T13:52:15.775000000</meta:creation-date>
    <dc:date>2019-10-24T13:53:40.774000000</dc:date>
    <meta:editing-duration>PT1M25S</meta:editing-duration>
    <meta:editing-cycles>1</meta:editing-cycles>
    <meta:document-statistic meta:table-count="0" meta:image-count="0" meta:object-count="0" meta:page-count="1" meta:paragraph-count="1" meta:word-count="1" meta:character-count="70" meta:non-whitespace-character-count="69"/>
    <meta:generator>LibreOffice/6.3.2.2$Windows_X86_64 LibreOffice_project/98b30e735bda24bc04ab42594c85f7fd8be07b9c</meta:generator>
  </office:meta>
</office:document-meta>
</file>